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C000000AC9E65E6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808080" draw:marker-start-width="0.11cm" draw:marker-end-width="0.11cm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2" style:family="graphic" style:parent-style-name="standard">
      <style:graphic-properties svg:stroke-width="0.03cm" svg:stroke-color="#808080" draw:marker-start-width="0.12cm" draw:marker-end-width="0.12cm" draw:fill-color="#ffffff" draw:opacity="100%" draw:opacity-name="" draw:fill-image-width="0cm" draw:fill-image-height="0cm" draw:textarea-horizontal-align="justify" draw:textarea-vertical-align="middle" draw:auto-grow-height="false" fo:padding-top="0.14cm" fo:padding-bottom="0.14cm" fo:padding-left="0.265cm" fo:padding-right="0.26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draw:stroke="none" draw:fill-color="#e6e6e6" draw:opacity="100%" draw:textarea-horizontal-align="center" draw:textarea-vertical-align="middle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hidden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411cm" fo:min-width="0.959cm" fo:padding-top="0.175cm" fo:padding-bottom="0.175cm" fo:padding-left="0.3cm" fo:padding-right="0.3cm" draw:shadow="hidden" draw:shadow-offset-x="0.1cm" draw:shadow-offset-y="0.1cm" draw:shadow-opacity="100%"/>
    </style:style>
    <style:style style:name="gr6" style:family="graphic" style:parent-style-name="standard">
      <style:graphic-properties svg:stroke-width="0.2cm" svg:stroke-color="#b3b3b3" draw:marker-start="" draw:marker-start-width="0.6cm" draw:marker-end="Symmetric_20_Arrow" draw:marker-end-width="0.4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1cm" fo:min-width="1.866cm" fo:padding-top="0.175cm" fo:padding-bottom="0.175cm" fo:padding-left="0.3cm" fo:padding-right="0.3cm" draw:shadow="hidden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85cm" fo:min-width="2.773cm" fo:padding-top="0.175cm" fo:padding-bottom="0.175cm" fo:padding-left="0.3cm" fo:padding-right="0.3cm" draw:shadow="hidden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hidden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86cm" fo:min-width="2.292cm" fo:padding-top="0.175cm" fo:padding-bottom="0.175cm" fo:padding-left="0.3cm" fo:padding-right="0.3cm" draw:shadow="hidden" draw:shadow-offset-x="0.1cm" draw:shadow-offset-y="0.1cm" draw:shadow-opacity="100%"/>
    </style:style>
    <style:style style:name="gr11" style:family="graphic" style:parent-style-name="standard">
      <style:graphic-properties svg:stroke-width="0.03cm" svg:stroke-color="#808080" draw:marker-start-width="0.11cm" draw:marker-end-width="0.11cm" draw:stroke-linejoin="round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12" style:family="graphic" style:parent-style-name="standard">
      <style:graphic-properties draw:stroke="solid" svg:stroke-width="0.02cm" svg:stroke-color="#999999" draw:marker-start-width="0.34cm" draw:marker-end-width="0.34cm" draw:fill-color="#e6e6e6" draw:opacity="100%" draw:textarea-horizontal-align="center" draw:textarea-vertical-align="middle" fo:padding-top="0.135cm" fo:padding-bottom="0.135cm" fo:padding-left="0.26cm" fo:padding-right="0.26cm" draw:shadow-opacity="10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4c4c4c" fo:font-size="9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>
        <style:tab-stops/>
      </style:paragraph-properties>
    </style:style>
    <style:style style:name="P5" style:family="paragraph">
      <style:paragraph-properties fo:margin-left="0cm" fo:margin-right="0cm" fo:text-align="center" fo:text-indent="0cm">
        <style:tab-stops/>
      </style:paragraph-properties>
      <style:text-properties fo:color="#00ae00" fo:font-size="7pt" style:font-size-asian="12pt" style:font-size-complex="12pt"/>
    </style:style>
    <style:style style:name="P6" style:family="paragraph">
      <style:paragraph-properties fo:margin-left="0cm" fo:margin-right="0cm" fo:text-align="end" fo:text-indent="0cm">
        <style:tab-stops/>
      </style:paragraph-properties>
    </style:style>
    <style:style style:name="P7" style:family="paragraph">
      <style:paragraph-properties fo:margin-left="0cm" fo:margin-right="0cm" fo:text-align="start" fo:text-indent="0cm">
        <style:tab-stops/>
      </style:paragraph-properties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9" style:family="paragraph">
      <style:paragraph-properties fo:margin-left="0cm" fo:margin-right="0cm" fo:text-align="start" fo:text-indent="0cm">
        <style:tab-stops/>
      </style:paragraph-properties>
      <style:text-properties fo:color="#6b4794" fo:font-size="7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4c4c4c" fo:font-size="7pt" style:font-size-asian="12pt" style:font-size-complex="12pt"/>
    </style:style>
    <style:style style:name="P11" style:family="paragraph">
      <style:paragraph-properties fo:margin-left="0cm" fo:margin-right="0cm" fo:text-align="center" fo:text-indent="0cm">
        <style:tab-stops/>
      </style:paragraph-properties>
      <style:text-properties fo:color="#4c4c4c" fo:font-size="7pt" style:font-size-asian="12pt" style:font-size-complex="12pt"/>
    </style:style>
    <style:style style:name="P12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13" style:family="paragraph">
      <style:paragraph-properties fo:text-align="center"/>
      <style:text-properties fo:color="#4c4c4c" fo:font-size="7pt" style:font-size-asian="10pt" style:font-size-complex="10pt"/>
    </style:style>
    <style:style style:name="T1" style:family="text">
      <style:text-properties fo:color="#4c4c4c" fo:font-size="9pt" fo:language="en" fo:country="US" style:font-size-asian="18pt" style:font-size-complex="18pt"/>
    </style:style>
    <style:style style:name="T2" style:family="text">
      <style:text-properties fo:color="#4c4c4c" fo:font-size="9pt" style:font-size-asian="18pt" style:font-size-complex="18pt"/>
    </style:style>
    <style:style style:name="T3" style:family="text">
      <style:text-properties fo:color="#00ae00" fo:font-size="7pt" style:font-size-asian="12pt" style:font-size-complex="12pt"/>
    </style:style>
    <style:style style:name="T4" style:family="text">
      <style:text-properties fo:color="#00ae00" fo:font-size="7pt" fo:language="en" fo:country="US" style:font-size-asian="12pt" style:font-size-complex="12pt"/>
    </style:style>
    <style:style style:name="T5" style:family="text">
      <style:text-properties fo:color="#4c4c4c" fo:font-size="7pt" fo:language="en" fo:country="US" style:font-size-asian="12pt" style:font-size-complex="12pt"/>
    </style:style>
    <style:style style:name="T6" style:family="text">
      <style:text-properties fo:color="#4c4c4c" fo:font-size="7pt" style:font-size-asian="12pt" style:font-size-complex="12pt"/>
    </style:style>
    <style:style style:name="T7" style:family="text">
      <style:text-properties fo:color="#6b4794" fo:font-size="7pt" style:font-size-asian="12pt" style:font-size-complex="12pt"/>
    </style:style>
    <style:style style:name="T8" style:family="text">
      <style:text-properties fo:color="#6b4794" fo:font-size="7pt" fo:language="en" fo:country="US" style:font-size-asian="12pt" style:font-size-complex="12pt"/>
    </style:style>
    <style:style style:name="T9" style:family="text">
      <style:text-properties fo:color="#0084d1" fo:font-size="7pt" fo:language="en" fo:country="US" style:font-size-asian="12pt" style:font-size-complex="12pt"/>
    </style:style>
    <style:style style:name="T10" style:family="text">
      <style:text-properties fo:color="#0084d1" fo:font-size="7pt" style:font-size-asian="12pt" style:font-size-complex="12pt"/>
    </style:style>
    <style:style style:name="T11" style:family="text">
      <style:text-properties fo:color="#4c4c4c" fo:font-size="7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1cm" svg:height="1.75cm" svg:x="1.045cm" svg:y="4.921cm">
          <text:p text:style-name="P1"><text:span text:style-name="T1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342cm" svg:x="1.045cm" svg:y="3.245cm">
          <text:p text:style-name="P1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85cm" svg:height="0.76cm" svg:x="3.198cm" svg:y="7.0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2.5cm" svg:height="1cm" svg:x="3.245cm" svg:y="5.551cm">
          <text:p/>
        </draw:rect>
        <draw:frame draw:style-name="gr4" draw:text-style-name="P5" draw:layer="layout" svg:width="2.973cm" svg:height="1.16cm" svg:x="2.895cm" svg:y="5.451cm">
          <draw:text-box>
            <text:p text:style-name="P4"><text:span text:style-name="T3">data </text:span><text:span text:style-name="T4">access</text:span><text:span text:style-name="T3"> </text:span><text:span text:style-name="T4">objects</text:span></text:p>
            <text:p text:style-name="P4"><text:span text:style-name="T3">Spring </text:span><text:span text:style-name="T4">configuration</text:span></text:p>
            <text:p text:style-name="P4"><text:span text:style-name="T4">Hibernate</text:span><text:span text:style-name="T3"> </text:span><text:span text:style-name="T4">mappings</text:span></text:p>
          </draw:text-box>
        </draw:frame>
        <draw:custom-shape draw:style-name="gr2" draw:text-style-name="P3" draw:layer="layout" svg:width="1.162cm" svg:height="0.383cm" svg:x="3.84cm" svg:y="7.58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1.19cm" svg:height="1cm" svg:x="5.845cm" svg:y="5.551cm">
          <text:p/>
        </draw:rect>
        <draw:frame draw:style-name="gr5" draw:text-style-name="P5" draw:layer="layout" svg:width="1.576cm" svg:height="1.176cm" svg:x="5.628cm" svg:y="5.483cm">
          <draw:text-box>
            <text:p text:style-name="P4"><text:span text:style-name="T5">domain</text:span></text:p>
            <text:p text:style-name="P6"><text:span text:style-name="T6"><text:s/></text:span><text:span text:style-name="T6">services</text:span></text:p>
            <text:p text:style-name="P4"><text:span text:style-name="T6"/></text:p>
          </draw:text-box>
        </draw:frame>
        <draw:line draw:style-name="gr6" draw:text-style-name="P3" draw:layer="layout" svg:x1="4.045cm" svg:y1="4.581cm" svg:x2="4.045cm" svg:y2="5.081cm">
          <text:p/>
        </draw:line>
        <draw:line draw:style-name="gr6" draw:text-style-name="P3" draw:layer="layout" svg:x1="4.045cm" svg:y1="6.651cm" svg:x2="4.045cm" svg:y2="7.151cm">
          <text:p/>
        </draw:line>
        <draw:rect draw:style-name="gr3" draw:text-style-name="P3" draw:layer="layout" svg:width="1.95cm" svg:height="1cm" svg:x="1.165cm" svg:y="5.551cm">
          <text:p/>
        </draw:rect>
        <draw:frame draw:style-name="gr7" draw:text-style-name="P8" draw:layer="layout" svg:width="2.466cm" svg:height="1.176cm" svg:x="0.835cm" svg:y="5.431cm">
          <draw:text-box>
            <text:p text:style-name="P6"><text:span text:style-name="T4">domain</text:span><text:span text:style-name="T3"> classes</text:span></text:p>
            <text:p text:style-name="P7"><text:span text:style-name="T3">business </text:span><text:span text:style-name="T4">rules</text:span></text:p>
            <text:p text:style-name="P6"><text:span text:style-name="T6"/></text:p>
          </draw:text-box>
        </draw:frame>
        <draw:rect draw:style-name="gr3" draw:text-style-name="P3" draw:layer="layout" svg:width="2.8cm" svg:height="0.7cm" svg:x="4.145cm" svg:y="3.781cm">
          <text:p/>
        </draw:rect>
        <draw:rect draw:style-name="gr3" draw:text-style-name="P3" draw:layer="layout" svg:width="2.85cm" svg:height="0.7cm" svg:x="1.165cm" svg:y="3.781cm">
          <text:p/>
        </draw:rect>
        <draw:frame draw:style-name="gr8" draw:text-style-name="P9" draw:layer="layout" svg:width="3.373cm" svg:height="1.335cm" svg:x="0.565cm" svg:y="3.446cm">
          <draw:text-box>
            <text:p text:style-name="P7"><text:span text:style-name="T7">data transfer object's</text:span></text:p>
            <text:p text:style-name="P7"><text:span text:style-name="T7">dto </text:span><text:span text:style-name="T8">translators</text:span></text:p>
          </draw:text-box>
        </draw:frame>
        <draw:frame draw:style-name="gr9" draw:text-style-name="P10" draw:layer="layout" svg:width="1.551cm" svg:height="1.002cm" svg:x="7.46cm" svg:y="5.451cm">
          <draw:text-box>
            <text:p text:style-name="P6"><text:span text:style-name="T5">external</text:span><text:span text:style-name="T6"> </text:span></text:p>
            <text:p text:style-name="P4"><text:span text:style-name="T5">systems</text:span></text:p>
          </draw:text-box>
        </draw:frame>
        <draw:frame draw:style-name="gr9" draw:text-style-name="P11" draw:layer="layout" svg:width="1.547cm" svg:height="1.176cm" svg:x="7.364cm" svg:y="3.394cm">
          <draw:text-box>
            <text:p text:style-name="P4"><text:span text:style-name="T5">external</text:span></text:p>
            <text:p text:style-name="P4"><text:span text:style-name="T6">remote</text:span></text:p>
            <text:p text:style-name="P4"><text:span text:style-name="T5">clients</text:span></text:p>
          </draw:text-box>
        </draw:frame>
        <draw:line draw:style-name="gr6" draw:text-style-name="P3" draw:layer="layout" svg:x1="7.045cm" svg:y1="5.951cm" svg:x2="7.645cm" svg:y2="5.951cm">
          <text:p/>
        </draw:line>
        <draw:frame draw:style-name="gr10" draw:text-style-name="P12" draw:layer="layout" svg:width="2.922cm" svg:height="1.176cm" svg:x="4.115cm" svg:y="3.625cm">
          <draw:text-box>
            <text:p text:style-name="P6"><text:span text:style-name="T6">remote/</text:span><text:span text:style-name="T9">local</text:span><text:span text:style-name="T10"> services</text:span></text:p>
            <text:p text:style-name="P6"><text:span text:style-name="T10">Spring </text:span><text:span text:style-name="T9">configuration</text:span></text:p>
            <text:p text:style-name="P6"><text:span text:style-name="T7"/></text:p>
          </draw:text-box>
        </draw:frame>
        <draw:line draw:style-name="gr6" draw:text-style-name="P3" draw:layer="layout" svg:x1="7.495cm" svg:y1="4.031cm" svg:x2="6.995cm" svg:y2="4.031cm">
          <text:p/>
        </draw:line>
        <draw:custom-shape draw:style-name="gr11" draw:text-style-name="P2" draw:layer="layout" svg:width="6.1cm" svg:height="1.5cm" svg:x="1.045cm" svg:y="1.451cm">
          <text:p text:style-name="P1"><text:span text:style-name="T1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" draw:text-style-name="P13" draw:layer="layout" svg:width="2.8cm" svg:height="0.85cm" svg:x="1.225cm" svg:y="2.001cm">
          <text:p text:style-name="P3"><text:span text:style-name="T11">web client</text:span></text:p>
        </draw:rect>
        <draw:rect draw:style-name="gr12" draw:text-style-name="P13" draw:layer="layout" svg:width="2.8cm" svg:height="0.85cm" svg:x="4.191cm" svg:y="2.001cm">
          <text:p text:style-name="P3"><text:span text:style-name="T11">mobile client</text:span></text:p>
        </draw:rect>
        <draw:line draw:style-name="gr6" draw:text-style-name="P3" draw:layer="layout" svg:x1="4.045cm" svg:y1="2.941cm" svg:x2="4.045cm" svg:y2="3.441cm">
          <text:p/>
        </draw:line>
        <draw:frame draw:style-name="gr13" draw:text-style-name="P3" draw:layer="layout" svg:width="1.07cm" svg:height="1.07cm" svg:x="3.519cm" svg:y="0.096cm">
          <draw:image xlink:href="Pictures/10000000000000AC000000AC9E65E676.png" xlink:type="simple" xlink:show="embed" xlink:actuate="onLoad">
            <text:p/>
          </draw:image>
        </draw:frame>
        <draw:line draw:style-name="gr6" draw:text-style-name="P3" draw:layer="layout" svg:x1="4.045cm" svg:y1="1.141cm" svg:x2="4.045cm" svg:y2="1.6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0.02cm" fo:page-height="8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8-06-27T11:48:24</meta:creation-date>
    <dc:date>2011-06-09T15:05:14</dc:date>
    <meta:editing-cycles>152</meta:editing-cycles>
    <meta:editing-duration>P3DT18H20M51S</meta:editing-duration>
    <dc:creator>Johan Vogelzang</dc:cre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